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3">
      <style:paragraph-properties fo:text-align="start" style:justify-single-word="false"/>
      <style:text-properties style:font-name="Noto Sans" fo:font-size="12pt" fo:font-weight="normal" officeooo:rsid="0001598d" officeooo:paragraph-rsid="000d6e52" style:font-size-asian="10.5pt" style:font-weight-asian="normal" style:font-size-complex="12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Noto Sans" fo:font-size="12pt" fo:font-weight="normal" officeooo:rsid="0001598d" officeooo:paragraph-rsid="000d6e52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Noto Sans" fo:font-size="12pt" officeooo:rsid="00182f48" officeooo:paragraph-rsid="000d6e52" style:font-size-asian="12pt" style:font-size-complex="12pt"/>
    </style:style>
    <style:style style:name="P4" style:family="paragraph" style:parent-style-name="Standard">
      <style:paragraph-properties fo:text-align="start" style:justify-single-word="false"/>
      <style:text-properties style:font-name="Noto Sans" fo:font-size="12pt" fo:font-weight="bold" officeooo:rsid="000f13f7" officeooo:paragraph-rsid="000d6e52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Noto Sans" officeooo:rsid="000f13f7" officeooo:paragraph-rsid="000d6e52"/>
    </style:style>
    <style:style style:name="P6" style:family="paragraph" style:parent-style-name="Standard">
      <style:paragraph-properties fo:text-align="center" style:justify-single-word="false"/>
      <style:text-properties style:font-name="Noto Sans" fo:font-size="16pt" fo:font-weight="bold" officeooo:rsid="000e09a9" officeooo:paragraph-rsid="000e09a9" style:font-size-asian="16pt" style:font-weight-asian="bold" style:font-size-complex="16pt" style:font-weight-complex="bold"/>
    </style:style>
    <style:style style:name="P7" style:family="paragraph" style:parent-style-name="Text_20_body" style:list-style-name="L1"/>
    <style:style style:name="P8" style:family="paragraph" style:parent-style-name="Text_20_body" style:list-style-name="L1">
      <style:paragraph-properties fo:margin-top="0cm" fo:margin-bottom="0cm" style:contextual-spacing="false"/>
    </style:style>
    <style:style style:name="P9" style:family="paragraph" style:parent-style-name="Text_20_body" style:list-style-name="L2"/>
    <style:style style:name="P10" style:family="paragraph" style:parent-style-name="Text_20_body" style:list-style-name="L2">
      <style:paragraph-properties fo:margin-top="0cm" fo:margin-bottom="0cm" style:contextual-spacing="false"/>
    </style:style>
    <style:style style:name="P11" style:family="paragraph" style:parent-style-name="Text_20_body" style:list-style-name="L3"/>
    <style:style style:name="P12" style:family="paragraph" style:parent-style-name="Text_20_body" style:list-style-name="L3">
      <style:paragraph-properties fo:margin-top="0cm" fo:margin-bottom="0cm" style:contextual-spacing="false"/>
    </style:style>
    <style:style style:name="P13" style:family="paragraph" style:parent-style-name="Text_20_body" style:list-style-name="L4"/>
    <style:style style:name="P14" style:family="paragraph" style:parent-style-name="Text_20_body" style:list-style-name="L4">
      <style:paragraph-properties fo:margin-top="0cm" fo:margin-bottom="0cm" style:contextual-spacing="false"/>
    </style:style>
    <style:style style:name="P15" style:family="paragraph" style:parent-style-name="Text_20_body" style:list-style-name="L5"/>
    <style:style style:name="P16" style:family="paragraph" style:parent-style-name="Text_20_body" style:list-style-name="L5">
      <style:paragraph-properties fo:margin-top="0cm" fo:margin-bottom="0cm" style:contextual-spacing="false"/>
    </style:style>
    <style:style style:name="P17" style:family="paragraph" style:parent-style-name="Text_20_body" style:list-style-name="L6"/>
    <style:style style:name="P18" style:family="paragraph" style:parent-style-name="Text_20_body" style:list-style-name="L6">
      <style:paragraph-properties fo:margin-top="0cm" fo:margin-bottom="0cm" style:contextual-spacing="false"/>
    </style:style>
    <style:style style:name="P19" style:family="paragraph" style:parent-style-name="Text_20_body" style:list-style-name="L7"/>
    <style:style style:name="P20" style:family="paragraph" style:parent-style-name="Text_20_body" style:list-style-name="L7">
      <style:paragraph-properties fo:margin-top="0cm" fo:margin-bottom="0cm" style:contextual-spacing="false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officeooo:rsid="000e09a9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IES Abastos – DAW 7K</text:p>
      <text:p text:style-name="P3">Proyecto Integrador</text:p>
      <text:p text:style-name="P3">Grupo:</text:p>
      <text:p text:style-name="P3"><text:tab/>Brandon Acapa</text:p>
      <text:p text:style-name="P3"><text:tab/>Rocio Garcia</text:p>
      <text:p text:style-name="P3"><text:tab/>Diego Ramirez</text:p>
      <text:p text:style-name="P3"><text:tab/>Oscar Pereira <text:span text:style-name="T2">(Scrum Master)</text:span></text:p>
      <text:p text:style-name="P5"/>
      <text:p text:style-name="P5">VOLUNTAPP</text:p>
      <text:p text:style-name="P6">Product Backlog</text:p>
      <text:p text:style-name="P4"><text:span text:style-name="T1"/></text:p>
      <text:p text:style-name="P2"/>
      <text:p text:style-name="P2"/>
      <text:h text:style-name="P1" text:outline-level="3"><text:span text:style-name="Strong_20_Emphasis">Épica 1: Gestión de Usuarios</text:span></text:h>
      <text:list text:style-name="L1">
        <text:list-item>
          <text:p text:style-name="P7"><text:span text:style-name="Strong_20_Emphasis">Historia de Usuario</text:span>: Como usuario, quiero registrarme en la plataforma proporcionando información básica para acceder a las funcionalidades de la plataforma.</text:p>
          <text:list>
            <text:list-item>
              <text:p text:style-name="P8"><text:span text:style-name="Strong_20_Emphasis">Criterios de Aceptación</text:span>:</text:p>
              <text:list>
                <text:list-item>
                  <text:p text:style-name="P8">Debe incluir nombre, correo, contraseña, y áreas de interés.</text:p>
                </text:list-item>
                <text:list-item>
                  <text:p text:style-name="P8">Validación de datos en tiempo real.</text:p>
                </text:list-item>
              </text:list>
            </text:list-item>
          </text:list>
        </text:list-item>
        <text:list-item>
          <text:p text:style-name="P7"><text:span text:style-name="Strong_20_Emphasis">Historia de Usuario</text:span>: Como usuario, quiero un perfil personalizable donde pueda detallar mis intereses y experiencia en voluntariado.</text:p>
          <text:list>
            <text:list-item>
              <text:p text:style-name="P8"><text:span text:style-name="Strong_20_Emphasis">Criterios de Aceptación</text:span>:</text:p>
              <text:list>
                <text:list-item>
                  <text:p text:style-name="P8">Sección para agregar fotos y descripción.</text:p>
                </text:list-item>
                <text:list-item>
                  <text:p text:style-name="P8">Selección de áreas de interés (salud, ecología, etc.).</text:p>
                </text:list-item>
              </text:list>
            </text:list-item>
          </text:list>
        </text:list-item>
        <text:list-item>
          <text:p text:style-name="P7"><text:span text:style-name="Strong_20_Emphasis">Historia de Usuario</text:span>: Como usuario, quiero un sistema de puntuación que refleje mi reputación basado en mis actividades.</text:p>
          <text:list>
            <text:list-item>
              <text:p text:style-name="P8"><text:span text:style-name="Strong_20_Emphasis">Criterios de Aceptación</text:span>:</text:p>
              <text:list>
                <text:list-item>
                  <text:p text:style-name="P8">Visualización de puntuación en el perfil.</text:p>
                </text:list-item>
                <text:list-item>
                  <text:p text:style-name="P7">Sistema para calificar la colaboración después de eventos.</text:p>
                </text:list-item>
              </text:list>
            </text:list-item>
          </text:list>
        </text:list-item>
      </text:list>
      <text:p text:style-name="Horizontal_20_Line"/>
      <text:h text:style-name="Heading_20_3" text:outline-level="3"><text:span text:style-name="Strong_20_Emphasis">Épica 2: Interacción y Colaboración</text:span></text:h>
      <text:list text:style-name="L2">
        <text:list-item>
          <text:p text:style-name="P9"><text:span text:style-name="Strong_20_Emphasis">Historia de Usuario</text:span>: Como usuario, quiero poder seguir a otros usuarios para mantenerme actualizado sobre sus actividades.</text:p>
          <text:list>
            <text:list-item>
              <text:p text:style-name="P10"><text:span text:style-name="Strong_20_Emphasis">Criterios de Aceptación</text:span>:</text:p>
              <text:list>
                <text:list-item>
                  <text:p text:style-name="P10">Botón para seguir y dejar de seguir.</text:p>
                </text:list-item>
                <text:list-item>
                  <text:p text:style-name="P10">Notificaciones sobre las publicaciones de usuarios seguidos.</text:p>
                </text:list-item>
              </text:list>
            </text:list-item>
          </text:list>
        </text:list-item>
        <text:list-item>
          <text:p text:style-name="P9"><text:span text:style-name="Strong_20_Emphasis">Historia de Usuario</text:span>: Como usuario, quiero enviar mensajes directos para colaborar con otros usuarios.</text:p>
          <text:list>
            <text:list-item>
              <text:p text:style-name="P10"><text:span text:style-name="Strong_20_Emphasis">Criterios de Aceptación</text:span>:</text:p>
              <text:list>
                <text:list-item>
                  <text:p text:style-name="P10">Chat con notificaciones en tiempo real.</text:p>
                </text:list-item>
                <text:list-item>
                  <text:p text:style-name="P10"><text:soft-page-break/>Opciones para bloquear o reportar usuarios.</text:p>
                </text:list-item>
              </text:list>
            </text:list-item>
          </text:list>
        </text:list-item>
        <text:list-item>
          <text:p text:style-name="P9"><text:span text:style-name="Strong_20_Emphasis">Historia de Usuario</text:span>: Como usuario, quiero crear eventos relacionados con causas sociales para invitar a otros a participar.</text:p>
          <text:list>
            <text:list-item>
              <text:p text:style-name="P10"><text:span text:style-name="Strong_20_Emphasis">Criterios de Aceptación</text:span>:</text:p>
              <text:list>
                <text:list-item>
                  <text:p text:style-name="P10">Formulario para crear eventos con detalles como lugar, hora, y descripción.</text:p>
                </text:list-item>
                <text:list-item>
                  <text:p text:style-name="P9">Opciones para eventos presenciales o virtuales.</text:p>
                </text:list-item>
              </text:list>
            </text:list-item>
          </text:list>
        </text:list-item>
      </text:list>
      <text:p text:style-name="Horizontal_20_Line"/>
      <text:h text:style-name="Heading_20_3" text:outline-level="3"><text:span text:style-name="Strong_20_Emphasis">Épica 3: Grupos y Campañas</text:span></text:h>
      <text:list text:style-name="L3">
        <text:list-item>
          <text:p text:style-name="P11"><text:span text:style-name="Strong_20_Emphasis">Historia de Usuario</text:span>: Como usuario con buena reputación, quiero crear grupos temáticos para promover campañas específicas.</text:p>
          <text:list>
            <text:list-item>
              <text:p text:style-name="P12"><text:span text:style-name="Strong_20_Emphasis">Criterios de Aceptación</text:span>:</text:p>
              <text:list>
                <text:list-item>
                  <text:p text:style-name="P12">Verificación de reputación antes de permitir la creación.</text:p>
                </text:list-item>
                <text:list-item>
                  <text:p text:style-name="P12">Sistema de invitación y gestión de miembros.</text:p>
                </text:list-item>
              </text:list>
            </text:list-item>
          </text:list>
        </text:list-item>
        <text:list-item>
          <text:p text:style-name="P11"><text:span text:style-name="Strong_20_Emphasis">Historia de Usuario</text:span>: Como grupo, quiero lanzar campañas de financiación para apoyar mis proyectos de voluntariado.</text:p>
          <text:list>
            <text:list-item>
              <text:p text:style-name="P12"><text:span text:style-name="Strong_20_Emphasis">Criterios de Aceptación</text:span>:</text:p>
              <text:list>
                <text:list-item>
                  <text:p text:style-name="P12">Integración con métodos de pago.</text:p>
                </text:list-item>
                <text:list-item>
                  <text:p text:style-name="P11">Seguimiento de donaciones en tiempo real.</text:p>
                </text:list-item>
              </text:list>
            </text:list-item>
          </text:list>
        </text:list-item>
      </text:list>
      <text:p text:style-name="Horizontal_20_Line"/>
      <text:h text:style-name="Heading_20_3" text:outline-level="3"><text:span text:style-name="Strong_20_Emphasis">Épica 4: Moderación y Seguridad</text:span></text:h>
      <text:list text:style-name="L4">
        <text:list-item>
          <text:p text:style-name="P13"><text:span text:style-name="Strong_20_Emphasis">Historia de Usuario</text:span>: Como moderador, quiero gestionar reportes de contenido inapropiado para mantener la comunidad segura.</text:p>
          <text:list>
            <text:list-item>
              <text:p text:style-name="P14"><text:span text:style-name="Strong_20_Emphasis">Criterios de Aceptación</text:span>:</text:p>
              <text:list>
                <text:list-item>
                  <text:p text:style-name="P14">Panel para revisar reportes.</text:p>
                </text:list-item>
                <text:list-item>
                  <text:p text:style-name="P14">Opciones para eliminar contenido o suspender cuentas.</text:p>
                </text:list-item>
              </text:list>
            </text:list-item>
          </text:list>
        </text:list-item>
        <text:list-item>
          <text:p text:style-name="P13"><text:span text:style-name="Strong_20_Emphasis">Historia de Usuario</text:span>: Como usuario, quiero reportar contenido ofensivo para que sea revisado por el equipo de moderación.</text:p>
          <text:list>
            <text:list-item>
              <text:p text:style-name="P14"><text:span text:style-name="Strong_20_Emphasis">Criterios de Aceptación</text:span>:</text:p>
              <text:list>
                <text:list-item>
                  <text:p text:style-name="P14">Botón para reportar en publicaciones y perfiles.</text:p>
                </text:list-item>
                <text:list-item>
                  <text:p text:style-name="P13">Confirmación de recepción del reporte.</text:p>
                </text:list-item>
              </text:list>
            </text:list-item>
          </text:list>
        </text:list-item>
      </text:list>
      <text:p text:style-name="Horizontal_20_Line"/>
      <text:h text:style-name="Heading_20_3" text:outline-level="3"><text:span text:style-name="Strong_20_Emphasis">Épica 5: Gamificación</text:span></text:h>
      <text:list text:style-name="L5">
        <text:list-item>
          <text:p text:style-name="P15"><text:span text:style-name="Strong_20_Emphasis">Historia de Usuario</text:span>: Como usuario, quiero participar en retos semanales para ganar puntos y recompensas.</text:p>
          <text:list>
            <text:list-item>
              <text:p text:style-name="P16"><text:span text:style-name="Strong_20_Emphasis">Criterios de Aceptación</text:span>:</text:p>
              <text:list>
                <text:list-item>
                  <text:p text:style-name="P16">Desafíos visibles en el panel principal.</text:p>
                </text:list-item>
                <text:list-item>
                  <text:p text:style-name="P16">Insignias o puntos otorgados al completar los retos.</text:p>
                </text:list-item>
              </text:list>
            </text:list-item>
          </text:list>
        </text:list-item>
        <text:list-item>
          <text:p text:style-name="P15"><text:soft-page-break/><text:span text:style-name="Strong_20_Emphasis">Historia de Usuario</text:span>: Como usuario, quiero ver un ranking de los participantes más activos para motivarme a involucrarme más.</text:p>
          <text:list>
            <text:list-item>
              <text:p text:style-name="P16"><text:span text:style-name="Strong_20_Emphasis">Criterios de Aceptación</text:span>:</text:p>
              <text:list>
                <text:list-item>
                  <text:p text:style-name="P16">Clasificación por puntos obtenidos.</text:p>
                </text:list-item>
                <text:list-item>
                  <text:p text:style-name="P15">Actualización semanal del ranking.</text:p>
                </text:list-item>
              </text:list>
            </text:list-item>
          </text:list>
        </text:list-item>
      </text:list>
      <text:p text:style-name="Horizontal_20_Line"/>
      <text:h text:style-name="Heading_20_3" text:outline-level="3"><text:span text:style-name="Strong_20_Emphasis">Épica 6: Integraciones Externas</text:span></text:h>
      <text:list text:style-name="L6">
        <text:list-item>
          <text:p text:style-name="P17"><text:span text:style-name="Strong_20_Emphasis">Historia de Usuario</text:span>: Como usuario, quiero geolocalizar eventos para encontrar actividades cerca de mí.</text:p>
          <text:list>
            <text:list-item>
              <text:p text:style-name="P18"><text:span text:style-name="Strong_20_Emphasis">Criterios de Aceptación</text:span>:</text:p>
              <text:list>
                <text:list-item>
                  <text:p text:style-name="P18">Uso de Google Maps para mostrar ubicaciones.</text:p>
                </text:list-item>
                <text:list-item>
                  <text:p text:style-name="P18">Filtro por distancia y tipo de evento.</text:p>
                </text:list-item>
              </text:list>
            </text:list-item>
          </text:list>
        </text:list-item>
        <text:list-item>
          <text:p text:style-name="P17"><text:span text:style-name="Strong_20_Emphasis">Historia de Usuario</text:span>: Como usuario, quiero sincronizar los eventos con mi calendario personal para gestionar mejor mi tiempo.</text:p>
          <text:list>
            <text:list-item>
              <text:p text:style-name="P18"><text:span text:style-name="Strong_20_Emphasis">Criterios de Aceptación</text:span>:</text:p>
              <text:list>
                <text:list-item>
                  <text:p text:style-name="P18">Integración con Google Calendar.</text:p>
                </text:list-item>
                <text:list-item>
                  <text:p text:style-name="P17">Notificaciones de recordatorio antes del evento.</text:p>
                </text:list-item>
              </text:list>
            </text:list-item>
          </text:list>
        </text:list-item>
      </text:list>
      <text:p text:style-name="Horizontal_20_Line"/>
      <text:h text:style-name="Heading_20_3" text:outline-level="3"><text:span text:style-name="Strong_20_Emphasis">Épica 7: Diseño de Interfaz</text:span></text:h>
      <text:list text:style-name="L7">
        <text:list-item>
          <text:p text:style-name="P20"><text:span text:style-name="Strong_20_Emphasis">Historia de Usuario</text:span>: Como usuario, quiero una interfaz intuitiva que me permita navegar fácilmente entre las funcionalidades.</text:p>
          <text:list>
            <text:list-item>
              <text:p text:style-name="P20"><text:span text:style-name="Strong_20_Emphasis">Criterios de Aceptación</text:span>:</text:p>
              <text:list>
                <text:list-item>
                  <text:p text:style-name="P20">Menú principal accesible desde cualquier página.</text:p>
                </text:list-item>
                <text:list-item>
                  <text:p text:style-name="P19">Diseño responsivo para dispositivos móviles.</text:p>
                </text:list-item>
              </text:list>
            </text:list-item>
          </text:list>
        </text:list-item>
      </text:list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0T21:05:08.630742508</meta:creation-date>
    <dc:date>2025-01-20T21:07:08.665987670</dc:date>
    <meta:editing-duration>PT1M59S</meta:editing-duration>
    <meta:editing-cycles>3</meta:editing-cycles>
    <meta:generator>LibreOffice/24.2.7.2$Linux_X86_64 LibreOffice_project/420$Build-2</meta:generator>
    <meta:document-statistic meta:table-count="0" meta:image-count="0" meta:object-count="0" meta:page-count="3" meta:paragraph-count="76" meta:word-count="604" meta:character-count="3928" meta:non-whitespace-character-count="3455"/>
  </office:meta>
</office:document-meta>
</file>